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356e3"/>
    </style:style>
    <style:style style:name="T1" style:family="text">
      <style:text-properties officeooo:rsid="00135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hier des charg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ntin delorme</meta:initial-creator>
    <meta:creation-date>2015-01-16T13:58:17</meta:creation-date>
    <dc:date>2015-01-16T13:58:38</dc:date>
    <dc:creator>corentin delorme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3.6$Linux_X86_64 LibreOffice_project/360m1$Build-2</meta:generator>
  </office:meta>
</office:document-meta>
</file>